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9ad" officeooo:paragraph-rsid="0003b9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Importan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06-21T15:24:39.691000000</dc:date>
    <meta:editing-duration>PT1M31S</meta:editing-duration>
    <meta:editing-cycles>3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